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52282" officeooo:paragraph-rsid="00152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ực hiện được hàm chuyển ảnh RGB sang ảnh nhị phân bằng lệnh OpenCV trước sau đó chuyển lệnh đó thành code C/C++.</text:p>
      <text:p text:style-name="P1">Thực hiện trên eclipse.</text:p>
      <text:p text:style-name="P1">Deadline: 12h 15/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3T23:57:13.194902857</dc:date>
    <meta:document-statistic meta:table-count="0" meta:image-count="0" meta:object-count="0" meta:page-count="1" meta:paragraph-count="3" meta:word-count="30" meta:character-count="156" meta:non-whitespace-character-count="129"/>
    <meta:generator>LibreOffice/4.2.8.2$Linux_X86_64 LibreOffice_project/420m0$Build-2</meta:generator>
  </office:meta>
</office:document-meta>
</file>